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dtransmfp93" style:family="table">
      <style:table-properties style:width="17cm" table:align="margins"/>
    </style:style>
    <style:style style:name="modtransmfp93.A" style:family="table-column">
      <style:table-column-properties style:column-width="17cm" style:rel-column-width="65535*"/>
    </style:style>
    <style:style style:name="modtransmfp93.A1" style:family="table-cell">
      <style:table-cell-properties fo:padding="0.097cm" fo:border="0.002cm solid #000000"/>
    </style:style>
    <style:style style:name="modtransmfp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documentbeneffp93" style:family="table">
      <style:table-properties style:width="17cm" table:align="margins"/>
    </style:style>
    <style:style style:name="documentbeneffp93.A" style:family="table-column">
      <style:table-column-properties style:column-width="17cm" style:rel-column-width="65535*"/>
    </style:style>
    <style:style style:name="documentbeneffp93.A1" style:family="table-cell">
      <style:table-cell-properties fo:padding="0.097cm" fo:border="0.002cm solid #000000"/>
    </style:style>
    <style:style style:name="documentbeneffp93.A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odtransmfp93_name"/>
        <text:user-field-decl office:value-type="float" office:value="0" text:name="documentbeneffp93_name"/>
      </text:user-field-decls>
      <text:p text:style-name="Standard"/>
      <text:p text:style-name="Standard"/>
      <text:p text:style-name="Standard"/>
      <text:p text:style-name="Standard">Modalités de transmission, section modtransmfp93</text:p>
      <table:table table:name="modtransmfp93" table:style-name="modtransmfp93">
        <table:table-column table:style-name="modtransmfp93.A"/>
        <table:table-header-rows>
          <table:table-row>
            <table:table-cell table:style-name="modtransmfp93.A1" office:value-type="string">
              <text:p text:style-name="Table_20_Heading">modtransmfp93, modtransmfp93_name</text:p>
            </table:table-cell>
          </table:table-row>
        </table:table-header-rows>
        <table:table-row>
          <table:table-cell table:style-name="modtransmfp93.A2" office:value-type="string">
            <text:p text:style-name="Table_20_Contents"><text:user-field-get style:data-style-name="N0" text:name="modtransmfp93_name">0</text:user-field-get></text:p>
          </table:table-cell>
        </table:table-row>
      </table:table>
      <text:p text:style-name="Standard"/>
      <text:p text:style-name="Standard">Pièces à fournir, section documentbeneffp93</text:p>
      <table:table table:name="documentbeneffp93" table:style-name="documentbeneffp93">
        <table:table-column table:style-name="documentbeneffp93.A"/>
        <table:table-header-rows>
          <table:table-row>
            <table:table-cell table:style-name="documentbeneffp93.A1" office:value-type="string">
              <text:p text:style-name="Table_20_Heading">Documentbeneffp93, documentbeneffp93_name</text:p>
            </table:table-cell>
          </table:table-row>
        </table:table-header-rows>
        <table:table-row>
          <table:table-cell table:style-name="documentbeneffp93.A2" office:value-type="string">
            <text:p text:style-name="Table_20_Contents"><text:user-field-get style:data-style-name="N0" text:name="documentbeneffp93_name">0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da baitech</meta:initial-creator>
    <meta:creation-date>2014-10-08T16:21:37.12</meta:creation-date>
    <meta:document-statistic meta:table-count="2" meta:image-count="0" meta:object-count="0" meta:page-count="1" meta:paragraph-count="6" meta:word-count="16" meta:character-count="167"/>
    <dc:date>2014-10-08T16:24:00.71</dc:date>
    <dc:creator>linda baitech</dc:creator>
    <meta:editing-duration>PT00H02M23S</meta:editing-duration>
    <meta:editing-cycles>1</meta:editing-cycles>
    <meta:generator>OpenOffice.org/3.2$Win32 OpenOffice.org_project/320m12$Build-9483</meta:generator>
  </office:meta>
</office:document-meta>
</file>